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86cm" fo:min-width="3.0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08cm" svg:height="3.302cm" svg:x="0.108cm" svg:y="11.218cm">
          <text:p text:style-name="P1">Carrega Image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08cm" svg:height="3.302cm" svg:x="7.722cm" svg:y="11.218cm">
          <text:p text:style-name="P1">Gera Descrit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08cm" svg:height="3.302cm" svg:x="15.342cm" svg:y="11.218cm">
          <text:p text:style-name="P1">Executa Algorit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08cm" svg:height="3.302cm" svg:x="22.86cm" svg:y="11.218cm">
          <text:p text:style-name="P1">Exibe Resul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5.188cm" svg:y1="12.869cm" svg:x2="7.722cm" svg:y2="12.869cm" draw:start-shape="id1" draw:start-glue-point="10" draw:end-shape="id2" draw:end-glue-point="6" svg:d="M5188 12869h502 1531 501" svg:viewBox="0 0 2535 1">
          <text:p/>
        </draw:connector>
        <draw:connector draw:style-name="gr2" draw:text-style-name="P2" draw:layer="layout" draw:type="lines" svg:x1="12.802cm" svg:y1="12.869cm" svg:x2="15.342cm" svg:y2="12.869cm" draw:start-shape="id2" draw:start-glue-point="10" draw:end-shape="id3" draw:end-glue-point="6" svg:d="M12802 12869h502 1537 501" svg:viewBox="0 0 2541 1">
          <text:p/>
        </draw:connector>
        <draw:connector draw:style-name="gr2" draw:text-style-name="P2" draw:layer="layout" draw:type="lines" svg:x1="20.422cm" svg:y1="12.869cm" svg:x2="22.86cm" svg:y2="12.869cm" draw:start-shape="id3" draw:start-glue-point="10" draw:end-shape="id4" draw:end-glue-point="6" svg:d="M20422 12869h502 1435 501" svg:viewBox="0 0 2439 1">
          <text:p/>
        </draw:connector>
        <draw:custom-shape draw:style-name="gr1" draw:text-style-name="P1" xml:id="id5" draw:id="id5" draw:layer="layout" svg:width="5.08cm" svg:height="3.302cm" svg:x="0.109cm" svg:y="5.519cm">
          <text:p text:style-name="P1">I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08cm" svg:height="3.302cm" svg:x="22.86cm" svg:y="5.588cm">
          <text:p text:style-name="P1">F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2.649cm" svg:y1="8.821cm" svg:x2="2.648cm" svg:y2="11.218cm" draw:start-shape="id5" draw:start-glue-point="8" draw:end-shape="id1" draw:end-glue-point="4" svg:d="M2649 8821v502l-1 1394v501" svg:viewBox="0 0 2 2398">
          <text:p/>
        </draw:connector>
        <draw:connector draw:style-name="gr2" draw:text-style-name="P2" draw:layer="layout" draw:type="lines" svg:x1="25.4cm" svg:y1="11.218cm" svg:x2="25.4cm" svg:y2="8.89cm" draw:start-shape="id4" draw:start-glue-point="4" draw:end-shape="id6" draw:end-glue-point="8" svg:d="M25400 11218v-501-1325-502" svg:viewBox="0 0 1 2329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7:07:55.323490010</meta:creation-date>
    <dc:date>2017-03-20T13:31:51.952191488</dc:date>
    <meta:editing-duration>PT6M15S</meta:editing-duration>
    <meta:editing-cycles>2</meta:editing-cycles>
    <meta:generator>LibreOffice/5.3.0.3$Linux_X86_64 LibreOffice_project/7074905676c47b82bbcfbea1aeefc84afe1c50e1</meta:generator>
    <meta:document-statistic meta:object-count="34"/>
  </office:meta>
</office:document-meta>
</file>